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4611" officeooo:paragraph-rsid="00144611"/>
    </style:style>
    <style:style style:name="P2" style:family="paragraph" style:parent-style-name="Standard">
      <style:text-properties style:text-underline-style="none" fo:font-weight="normal" officeooo:rsid="0031294d" officeooo:paragraph-rsid="0031294d" style:font-weight-asian="normal" style:font-weight-complex="normal"/>
    </style:style>
    <style:style style:name="P3" style:family="paragraph" style:parent-style-name="Standard">
      <style:text-properties style:text-underline-style="none" fo:font-weight="normal" officeooo:rsid="0031294d" officeooo:paragraph-rsid="0031b824" style:font-weight-asian="normal" style:font-weight-complex="normal"/>
    </style:style>
    <style:style style:name="P4" style:family="paragraph" style:parent-style-name="Standard">
      <style:text-properties style:text-underline-style="none" fo:font-weight="normal" officeooo:rsid="0031294d" officeooo:paragraph-rsid="0032e026" style:font-weight-asian="normal" style:font-weight-complex="normal"/>
    </style:style>
    <style:style style:name="P5" style:family="paragraph" style:parent-style-name="Standard">
      <style:text-properties style:text-underline-style="none" fo:font-weight="normal" officeooo:rsid="0031294d" officeooo:paragraph-rsid="0038d7e7" style:font-weight-asian="normal" style:font-weight-complex="normal"/>
    </style:style>
    <style:style style:name="P6" style:family="paragraph" style:parent-style-name="Standard">
      <style:text-properties style:text-underline-style="none" fo:font-weight="normal" officeooo:rsid="0031294d" officeooo:paragraph-rsid="00393235" style:font-weight-asian="normal" style:font-weight-complex="normal"/>
    </style:style>
    <style:style style:name="P7" style:family="paragraph" style:parent-style-name="Standard">
      <style:text-properties style:text-underline-style="none" fo:font-weight="normal" officeooo:rsid="0031294d" officeooo:paragraph-rsid="0039d8cb" style:font-weight-asian="normal" style:font-weight-complex="normal"/>
    </style:style>
    <style:style style:name="P8" style:family="paragraph" style:parent-style-name="Standard">
      <style:text-properties style:text-underline-style="none" fo:font-weight="normal" officeooo:rsid="003245ee" officeooo:paragraph-rsid="003245ee" style:font-weight-asian="normal" style:font-weight-complex="normal"/>
    </style:style>
    <style:style style:name="P9" style:family="paragraph" style:parent-style-name="Standard">
      <style:text-properties style:text-underline-style="none" fo:font-weight="normal" officeooo:rsid="0039d8cb" officeooo:paragraph-rsid="0039d8cb" style:font-weight-asian="normal" style:font-weight-complex="normal"/>
    </style:style>
    <style:style style:name="P10" style:family="paragraph" style:parent-style-name="Standard">
      <style:text-properties style:text-underline-style="none" fo:font-weight="bold" officeooo:rsid="002d2818" officeooo:paragraph-rsid="00144611" style:font-weight-asian="bold" style:font-weight-complex="bold"/>
    </style:style>
    <style:style style:name="P11" style:family="paragraph" style:parent-style-name="Standard">
      <style:text-properties style:text-underline-style="none" fo:font-weight="bold" officeooo:rsid="00144611" officeooo:paragraph-rsid="0031294d" style:font-weight-asian="bold" style:font-weight-complex="bold"/>
    </style:style>
    <style:style style:name="P12" style:family="paragraph" style:parent-style-name="Standard">
      <style:text-properties style:text-underline-style="none" fo:font-weight="bold" officeooo:rsid="0031294d" officeooo:paragraph-rsid="0031294d" style:font-weight-asian="bold" style:font-weight-complex="bold"/>
    </style:style>
    <style:style style:name="P13" style:family="paragraph" style:parent-style-name="Standard">
      <style:text-properties fo:font-weight="bold" officeooo:rsid="00144611" officeooo:paragraph-rsid="00144611" style:font-weight-asian="bold" style:font-weight-complex="bold"/>
    </style:style>
    <style:style style:name="P14" style:family="paragraph" style:parent-style-name="Standard">
      <style:text-properties style:text-underline-style="none" fo:font-weight="normal" officeooo:rsid="0039d8cb" officeooo:paragraph-rsid="0039d8cb" style:font-weight-asian="normal" style:font-weight-complex="normal"/>
    </style:style>
    <style:style style:name="P15" style:family="paragraph" style:parent-style-name="Standard">
      <style:text-properties fo:font-weight="bold" officeooo:rsid="00144611" officeooo:paragraph-rsid="00144611" style:font-weight-asian="bold" style:font-weight-complex="bold"/>
    </style:style>
    <style:style style:name="P16" style:family="paragraph" style:parent-style-name="Standard">
      <style:text-properties fo:font-weight="bold" officeooo:rsid="003b176d" officeooo:paragraph-rsid="003b176d" style:font-weight-asian="bold" style:font-weight-complex="bold"/>
    </style:style>
    <style:style style:name="T1" style:family="text">
      <style:text-properties officeooo:rsid="0015f225"/>
    </style:style>
    <style:style style:name="T2" style:family="text">
      <style:text-properties fo:font-weight="bold" style:font-weight-asian="bold" style:font-weight-complex="bold"/>
    </style:style>
    <style:style style:name="T3" style:family="text">
      <style:text-properties officeooo:rsid="0031b824"/>
    </style:style>
    <style:style style:name="T4" style:family="text">
      <style:text-properties fo:color="#ce181e"/>
    </style:style>
    <style:style style:name="T5" style:family="text">
      <style:text-properties fo:color="#ce181e" fo:font-weight="bold" style:font-weight-asian="bold" style:font-weight-complex="bold"/>
    </style:style>
    <style:style style:name="T6" style:family="text">
      <style:text-properties fo:color="#ce181e" fo:font-weight="bold" officeooo:rsid="0032e026" style:font-weight-asian="bold" style:font-weight-complex="bold"/>
    </style:style>
    <style:style style:name="T7" style:family="text">
      <style:text-properties fo:color="#ce181e" officeooo:rsid="00393235"/>
    </style:style>
    <style:style style:name="T8" style:family="text">
      <style:text-properties officeooo:rsid="0032e026"/>
    </style:style>
    <style:style style:name="T9" style:family="text">
      <style:text-properties officeooo:rsid="0039d8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bjectives</text:p>
      <text:p text:style-name="P16">1. <text:tab/><text:tab/></text:p>
      <text:p text:style-name="P13"/>
      <text:p text:style-name="P13">GPROF</text:p>
      <text:p text:style-name="P1"/>
      <text:p text:style-name="P1">DOES NOT WORK FOR PARALLEL PROGRAMS USING OPENMP OR MPI</text:p>
      <text:p text:style-name="P1"/>
      <text:p text:style-name="P1">step1: compile using -pg . Sometimes the function is unrolled so -fno-inline might be needed. </text:p>
      <text:p text:style-name="P1">Step2: run the program</text:p>
      <text:p text:style-name="P1">step 3: gprof executable. Add -b to show only important info. Add &gt; results.txt to store the results</text:p>
      <text:p text:style-name="P1"/>
      <text:p text:style-name="P1"/>
      <text:p text:style-name="P1">------<text:span text:style-name="T1">0-------------------0------------------------0---------------------</text:span></text:p>
      <text:p text:style-name="P1"><text:span text:style-name="T1">Compiling using t</text:span>he '-fopt-info-vec-optimized' <text:span text:style-name="T1">option </text:span>will give me info about vectorization</text:p>
      <text:p text:style-name="P1"/>
      <text:p text:style-name="P1"/>
      <text:p text:style-name="P11">------<text:span text:style-name="T1">0-------------------0------------------------0---------------------</text:span></text:p>
      <text:p text:style-name="P10"/>
      <text:p text:style-name="P12">PERF </text:p>
      <text:p text:style-name="P12"/>
      <text:p text:style-name="P12">HW counter not supported in Vms</text:p>
      <text:p text:style-name="P12"/>
      <text:p text:style-name="P12">man perf-stat</text:p>
      <text:p text:style-name="P12"/>
      <text:p text:style-name="P2"><text:span text:style-name="T2">perf list</text:span> : lists all the options</text:p>
      <text:p text:style-name="P5"><text:span text:style-name="T2">perf stat </text:span>-C 0,1,2,3 -e cycles,instructions,ref-cycles,cpu-clock,cache-misses,cache-references,L1-dcache-load-misses,L1-dcache-loads,L1-dcache-stores,L1-icache-load-misses,LLC-load-misses,LLC-loads,LLC-store-misses,LLC-stores,cache-misses,cache-references,mem-loads,mem-stores <text:s text:c="7"/>./p : </text:p>
      <text:p text:style-name="P5"/>
      <text:p text:style-name="P5">-C 0 is for core0, -C 0,1 for cores 0,1. -e is for HW counters (shown by using perf list). <text:span text:style-name="T7">IMPORTANT: do not use space between two hardware counters</text:span></text:p>
      <text:p text:style-name="P2"/>
      <text:p text:style-name="P9">in perf list there are some sections such as Pipeline and Summary. To print those use:</text:p>
      <text:p text:style-name="P7">sudo perf stat -M Pipeline ./p <text:span text:style-name="T9">or <text:s/></text:span></text:p>
      <text:p text:style-name="P9">sudo perf stat -M Summary ./p</text:p>
      <text:p text:style-name="P2"/>
      <text:p text:style-name="P3"><text:span text:style-name="T2">sudo perf stat -C 0 </text:span><text:span text:style-name="T5">-r 3</text:span><text:span text:style-name="T2"> ./p </text:span>: -<text:span text:style-name="T3">r 3, runs 3 times. </text:span>It is possible to use perf stat to run the same test workload multiple times and getfor each count, the standard deviation from the mean</text:p>
      <text:p text:style-name="P3"/>
      <text:p text:style-name="P4"><text:span text:style-name="T2">sudo perf stat </text:span><text:span text:style-name="T5">-</text:span><text:span text:style-name="T6">a</text:span><text:span text:style-name="T2"> ./p : </text:span><text:span text:style-name="T8">all cpus</text:span></text:p>
      <text:p text:style-name="P3"/>
      <text:p text:style-name="P6"><text:span text:style-name="T2">sudo perf </text:span><text:span text:style-name="T5">record</text:span><text:span text:style-name="T2"> -</text:span>C 0 -r 3 -e cycles,instructions,ref-cycles,cpu-clock,cache-misses,cache-references,L1-dcache-load-misses,L1-dcache-loads,L1-dcache-stores,L1-icache-load-misses,LLC-load-misses,LLC-loads,LLC-store-misses,LLC-stores,cache-misses,cache-references,mem-loads,mem-stores ./p : </text:p>
      <text:p text:style-name="P6">The perf tool can be used to collect profiles on per-thread, per-process and per-cpu basis.There are several commands associated with sampling: record, report, annotate. You must first collect the samples using perf record. This generates an output file called perf.data. That file can then be analyzed, possibly onanother machine, using the perf report and perf annotate commands.</text:p>
      <text:p text:style-name="P3"/>
      <text:p text:style-name="P8"><text:soft-page-break/>Sudo <text:span text:style-name="T4">perf report</text:span> : Samples collected by perf record are saved into a binary file called, by default, perf.data. The perfreport command reads this file and generates a concise execution profile. By default, samples are sorted by functions with the most samples first. It is possible to customize the sorting order and therefore to view the data differently.</text:p>
      <text:p text:style-name="P8"/>
      <text:p text:style-name="P8"><text:a xlink:type="simple" xlink:href="http://www.brendangregg.com/perf.html" text:style-name="Internet_20_link" text:visited-style-name="Visited_20_Internet_20_Link">http://www.brendangregg.com/perf.html</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1:15:09.548974548</meta:creation-date>
    <dc:date>2020-07-01T15:18:19.801003039</dc:date>
    <meta:editing-duration>PT6H19M2S</meta:editing-duration>
    <meta:editing-cycles>31</meta:editing-cycles>
    <meta:generator>LibreOffice/6.0.7.3$Linux_X86_64 LibreOffice_project/00m0$Build-3</meta:generator>
    <meta:document-statistic meta:table-count="0" meta:image-count="0" meta:object-count="0" meta:page-count="2" meta:paragraph-count="25" meta:word-count="325" meta:character-count="2480" meta:non-whitespace-character-count="2170"/>
  </office:meta>
</office:document-meta>
</file>